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1.75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6.15cm" fo:min-width="9.7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4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cm" svg:height="1.4cm" svg:x="10.8cm" svg:y="2.7cm">
          <text:p text:style-name="P1">:Syste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6cm" svg:y1="4.1cm" svg:x2="12.6cm" svg:y2="18.1cm">
          <text:p/>
        </draw:line>
        <draw:line draw:style-name="gr2" draw:text-style-name="P2" draw:layer="layout" svg:x1="4.2cm" svg:y1="4.7cm" svg:x2="4.2cm" svg:y2="18.1cm">
          <text:p/>
        </draw:line>
        <draw:custom-shape draw:style-name="gr3" draw:text-style-name="P1" draw:layer="layout" svg:width="4.5cm" svg:height="2.8cm" svg:x="2cm" svg:y="1.9cm">
          <text:p text:style-name="P1">Website</text:p>
          <text:p text:style-name="P1">Own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10.2cm" svg:height="6.4cm" svg:x="3.3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0.8cm" svg:x="3.3cm" svg:y="5.7cm">
          <text:p text:style-name="P1">Loop for all item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227cm" svg:y1="7.429cm" svg:x2="12.627cm" svg:y2="7.429cm">
          <text:p/>
        </draw:line>
        <draw:line draw:style-name="gr6" draw:text-style-name="P2" draw:layer="layout" svg:x1="12.6cm" svg:y1="11.2cm" svg:x2="4.2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23:37:31.603000000</meta:creation-date>
    <dc:date>2017-08-16T01:26:40.226000000</dc:date>
    <meta:editing-duration>PT23M24S</meta:editing-duration>
    <meta:editing-cycles>2</meta:editing-cycles>
    <meta:generator>LibreOffice/5.3.4.2$Windows_x86 LibreOffice_project/f82d347ccc0be322489bf7da61d7e4ad13fe2ff3</meta:generator>
    <meta:document-statistic meta:object-count="8"/>
  </office:meta>
</office:document-meta>
</file>